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Text_20_body">
      <style:paragraph-properties fo:line-height="150%"/>
      <style:text-properties style:font-name="Ubuntu" fo:font-size="13pt" officeooo:rsid="00141429" officeooo:paragraph-rsid="00141429" style:font-size-asian="13pt" style:font-size-complex="13pt"/>
    </style:style>
    <style:style style:name="P3" style:family="paragraph" style:parent-style-name="Text_20_body">
      <style:paragraph-properties fo:line-height="150%"/>
      <style:text-properties style:font-name="Ubuntu" fo:font-size="13pt" officeooo:rsid="00141429" officeooo:paragraph-rsid="00159e98" style:font-size-asian="13pt" style:font-size-complex="13pt"/>
    </style:style>
    <style:style style:name="P4" style:family="paragraph" style:parent-style-name="Text_20_body">
      <style:paragraph-properties fo:line-height="150%"/>
      <style:text-properties style:font-name="Ubuntu" fo:font-size="13pt" officeooo:rsid="00159e98" officeooo:paragraph-rsid="00159e98" style:font-size-asian="13pt" style:font-size-complex="13pt"/>
    </style:style>
    <style:style style:name="P5" style:family="paragraph" style:parent-style-name="Text_20_body">
      <style:paragraph-properties fo:line-height="150%"/>
      <style:text-properties style:font-name="Ubuntu" fo:font-size="13pt" officeooo:rsid="00159e98" officeooo:paragraph-rsid="00177e93" style:font-size-asian="13pt" style:font-size-complex="13pt"/>
    </style:style>
    <style:style style:name="P6" style:family="paragraph" style:parent-style-name="Text_20_body">
      <style:paragraph-properties fo:line-height="150%"/>
      <style:text-properties style:font-name="Ubuntu" fo:font-size="13pt" officeooo:rsid="00159e98" officeooo:paragraph-rsid="00188682" style:font-size-asian="13pt" style:font-size-complex="13pt"/>
    </style:style>
    <style:style style:name="P7" style:family="paragraph" style:parent-style-name="Text_20_body">
      <style:paragraph-properties fo:line-height="150%" fo:text-align="start" style:justify-single-word="false"/>
      <style:text-properties style:font-name="Ubuntu" fo:font-size="13pt" officeooo:rsid="00159e98" officeooo:paragraph-rsid="001a425b" style:font-size-asian="13pt" style:font-size-complex="13pt"/>
    </style:style>
    <style:style style:name="P8" style:family="paragraph" style:parent-style-name="Text_20_body">
      <style:paragraph-properties fo:line-height="150%" fo:text-align="start" style:justify-single-word="false"/>
      <style:text-properties style:font-name="Ubuntu" fo:font-size="13pt" officeooo:rsid="00159e98" officeooo:paragraph-rsid="001bc9e4" style:font-size-asian="13pt" style:font-size-complex="13pt"/>
    </style:style>
    <style:style style:name="P9" style:family="paragraph" style:parent-style-name="Text_20_body">
      <style:paragraph-properties fo:line-height="150%" fo:text-align="start" style:justify-single-word="false"/>
      <style:text-properties style:font-name="Ubuntu" fo:font-size="13pt" officeooo:rsid="00159e98" officeooo:paragraph-rsid="001bfbab" style:font-size-asian="13pt" style:font-size-complex="13pt"/>
    </style:style>
    <style:style style:name="P10" style:family="paragraph" style:parent-style-name="Text_20_body">
      <style:paragraph-properties fo:line-height="150%" fo:text-align="start" style:justify-single-word="false"/>
      <style:text-properties style:font-name="Ubuntu" fo:font-size="13pt" officeooo:rsid="00159e98" officeooo:paragraph-rsid="001e8e09" style:font-size-asian="13pt" style:font-size-complex="13pt"/>
    </style:style>
    <style:style style:name="P11" style:family="paragraph" style:parent-style-name="Text_20_body">
      <style:paragraph-properties fo:line-height="150%" fo:text-align="start" style:justify-single-word="false"/>
      <style:text-properties style:font-name="Ubuntu" fo:font-size="13pt" officeooo:rsid="00159e98" officeooo:paragraph-rsid="0021aa00" style:font-size-asian="13pt" style:font-size-complex="13pt"/>
    </style:style>
    <style:style style:name="P12" style:family="paragraph" style:parent-style-name="Text_20_body">
      <style:paragraph-properties fo:line-height="150%" fo:text-align="start" style:justify-single-word="false"/>
      <style:text-properties style:font-name="Ubuntu" fo:font-size="13pt" officeooo:rsid="00159e98" officeooo:paragraph-rsid="00232004" style:font-size-asian="13pt" style:font-size-complex="13pt"/>
    </style:style>
    <style:style style:name="P13" style:family="paragraph" style:parent-style-name="Text_20_body">
      <style:paragraph-properties fo:line-height="150%" fo:text-align="start" style:justify-single-word="false"/>
      <style:text-properties style:font-name="Ubuntu" fo:font-size="13pt" officeooo:rsid="00159e98" officeooo:paragraph-rsid="002354c4" style:font-size-asian="13pt" style:font-size-complex="13pt"/>
    </style:style>
    <style:style style:name="P14" style:family="paragraph" style:parent-style-name="Text_20_body">
      <style:paragraph-properties fo:line-height="150%" fo:text-align="start" style:justify-single-word="false"/>
      <style:text-properties style:font-name="Ubuntu" fo:font-size="13pt" officeooo:rsid="00159e98" officeooo:paragraph-rsid="00237b02" style:font-size-asian="13pt" style:font-size-complex="13pt"/>
    </style:style>
    <style:style style:name="P15" style:family="paragraph" style:parent-style-name="Text_20_body">
      <style:paragraph-properties fo:line-height="150%" fo:text-align="start" style:justify-single-word="false"/>
      <style:text-properties style:font-name="Ubuntu" fo:font-size="13pt" officeooo:rsid="00159e98" officeooo:paragraph-rsid="002427e0" style:font-size-asian="13pt" style:font-size-complex="13pt"/>
    </style:style>
    <style:style style:name="P16" style:family="paragraph" style:parent-style-name="Text_20_body">
      <style:paragraph-properties fo:line-height="150%"/>
      <style:text-properties style:font-name="Ubuntu" fo:font-size="13pt" officeooo:rsid="00159e98" officeooo:paragraph-rsid="001a425b" style:font-size-asian="13pt" style:font-size-complex="13pt"/>
    </style:style>
    <style:style style:name="P17" style:family="paragraph" style:parent-style-name="Text_20_body">
      <style:paragraph-properties fo:line-height="150%"/>
      <style:text-properties style:font-name="Ubuntu" fo:font-size="13pt" officeooo:rsid="0016c847" officeooo:paragraph-rsid="0016c847" style:font-size-asian="13pt" style:font-size-complex="13pt"/>
    </style:style>
    <style:style style:name="P18" style:family="paragraph" style:parent-style-name="Text_20_body">
      <style:paragraph-properties fo:line-height="150%"/>
      <style:text-properties style:font-name="Ubuntu" fo:font-size="13pt" officeooo:rsid="0016c847" officeooo:paragraph-rsid="001759c9" style:font-size-asian="13pt" style:font-size-complex="13pt"/>
    </style:style>
    <style:style style:name="P19" style:family="paragraph" style:parent-style-name="Text_20_body">
      <style:paragraph-properties fo:line-height="150%"/>
      <style:text-properties style:font-name="Ubuntu" fo:font-size="13pt" officeooo:rsid="00177e93" officeooo:paragraph-rsid="00177e93" style:font-size-asian="13pt" style:font-size-complex="13pt"/>
    </style:style>
    <style:style style:name="P20" style:family="paragraph" style:parent-style-name="Text_20_body">
      <style:paragraph-properties fo:line-height="150%"/>
      <style:text-properties style:font-name="Ubuntu" fo:font-size="13pt" officeooo:rsid="0017d014" officeooo:paragraph-rsid="0017d014" style:font-size-asian="13pt" style:font-size-complex="13pt"/>
    </style:style>
    <style:style style:name="P21" style:family="paragraph" style:parent-style-name="Text_20_body">
      <style:paragraph-properties fo:line-height="150%"/>
      <style:text-properties style:font-name="Ubuntu" fo:font-size="13pt" officeooo:rsid="0017d014" officeooo:paragraph-rsid="00188682" style:font-size-asian="13pt" style:font-size-complex="13pt"/>
    </style:style>
    <style:style style:name="P22" style:family="paragraph" style:parent-style-name="Text_20_body">
      <style:paragraph-properties fo:line-height="150%"/>
      <style:text-properties style:font-name="Ubuntu" fo:font-size="13pt" officeooo:rsid="00188682" officeooo:paragraph-rsid="001a425b" style:font-size-asian="13pt" style:font-size-complex="13pt"/>
    </style:style>
    <style:style style:name="P23" style:family="paragraph" style:parent-style-name="Text_20_body">
      <style:paragraph-properties fo:line-height="150%" fo:text-align="start" style:justify-single-word="false"/>
      <style:text-properties style:font-name="Ubuntu" fo:font-size="13pt" officeooo:rsid="001a425b" officeooo:paragraph-rsid="001a425b" style:font-size-asian="13pt" style:font-size-complex="13pt"/>
    </style:style>
    <style:style style:name="P24" style:family="paragraph" style:parent-style-name="Text_20_body">
      <style:paragraph-properties fo:line-height="150%" fo:text-align="start" style:justify-single-word="false"/>
      <style:text-properties style:font-name="Ubuntu" fo:font-size="13pt" officeooo:rsid="001bc9e4" officeooo:paragraph-rsid="001bc9e4" style:font-size-asian="13pt" style:font-size-complex="13pt"/>
    </style:style>
    <style:style style:name="P25" style:family="paragraph" style:parent-style-name="Text_20_body">
      <style:paragraph-properties fo:line-height="150%" fo:text-align="start" style:justify-single-word="false"/>
      <style:text-properties style:font-name="Ubuntu" fo:font-size="13pt" officeooo:rsid="001bc9e4" officeooo:paragraph-rsid="001bfbab" style:font-size-asian="13pt" style:font-size-complex="13pt"/>
    </style:style>
    <style:style style:name="P26" style:family="paragraph" style:parent-style-name="Text_20_body">
      <style:paragraph-properties fo:line-height="150%" fo:text-align="start" style:justify-single-word="false"/>
      <style:text-properties style:font-name="Ubuntu" fo:font-size="13pt" officeooo:rsid="001bc9e4" officeooo:paragraph-rsid="001e8e09" style:font-size-asian="13pt" style:font-size-complex="13pt"/>
    </style:style>
    <style:style style:name="P27" style:family="paragraph" style:parent-style-name="Text_20_body">
      <style:paragraph-properties fo:line-height="150%" fo:text-align="start" style:justify-single-word="false"/>
      <style:text-properties style:font-name="Ubuntu" fo:font-size="13pt" officeooo:rsid="001bc9e4" officeooo:paragraph-rsid="002354c4" style:font-size-asian="13pt" style:font-size-complex="13pt"/>
    </style:style>
    <style:style style:name="P28" style:family="paragraph" style:parent-style-name="Text_20_body">
      <style:paragraph-properties fo:line-height="150%" fo:text-align="start" style:justify-single-word="false"/>
      <style:text-properties style:font-name="Ubuntu" fo:font-size="13pt" officeooo:rsid="001bc9e4" officeooo:paragraph-rsid="00237b02" style:font-size-asian="13pt" style:font-size-complex="13pt"/>
    </style:style>
    <style:style style:name="P29" style:family="paragraph" style:parent-style-name="Text_20_body">
      <style:paragraph-properties fo:line-height="150%" fo:text-align="start" style:justify-single-word="false"/>
      <style:text-properties style:font-name="Ubuntu" fo:font-size="13pt" officeooo:rsid="001bc9e4" officeooo:paragraph-rsid="002427e0" style:font-size-asian="13pt" style:font-size-complex="13pt"/>
    </style:style>
    <style:style style:name="P30" style:family="paragraph" style:parent-style-name="Text_20_body">
      <style:paragraph-properties fo:line-height="150%" fo:text-align="start" style:justify-single-word="false"/>
      <style:text-properties style:font-name="Ubuntu" fo:font-size="13pt" officeooo:rsid="001bfbab" officeooo:paragraph-rsid="001bfbab" style:font-size-asian="13pt" style:font-size-complex="13pt"/>
    </style:style>
    <style:style style:name="P31" style:family="paragraph" style:parent-style-name="Text_20_body">
      <style:paragraph-properties fo:line-height="150%" fo:text-align="start" style:justify-single-word="false"/>
      <style:text-properties style:font-name="Ubuntu" fo:font-size="13pt" officeooo:rsid="001dd1e9" officeooo:paragraph-rsid="001dd1e9" style:font-size-asian="13pt" style:font-size-complex="13pt"/>
    </style:style>
    <style:style style:name="P32" style:family="paragraph" style:parent-style-name="Text_20_body">
      <style:paragraph-properties fo:line-height="150%" fo:text-align="start" style:justify-single-word="false"/>
      <style:text-properties style:font-name="Ubuntu" fo:font-size="13pt" officeooo:rsid="001e8e09" officeooo:paragraph-rsid="001e8e09" style:font-size-asian="13pt" style:font-size-complex="13pt"/>
    </style:style>
    <style:style style:name="P33" style:family="paragraph" style:parent-style-name="Text_20_body">
      <style:paragraph-properties fo:line-height="150%" fo:text-align="start" style:justify-single-word="false"/>
      <style:text-properties style:font-name="Ubuntu" fo:font-size="13pt" officeooo:rsid="0021aa00" officeooo:paragraph-rsid="0021aa00" style:font-size-asian="13pt" style:font-size-complex="13pt"/>
    </style:style>
    <style:style style:name="P34" style:family="paragraph" style:parent-style-name="Text_20_body">
      <style:paragraph-properties fo:line-height="150%" fo:text-align="start" style:justify-single-word="false"/>
      <style:text-properties style:font-name="Ubuntu" fo:font-size="13pt" officeooo:rsid="00227068" officeooo:paragraph-rsid="00227068" style:font-size-asian="13pt" style:font-size-complex="13pt"/>
    </style:style>
    <style:style style:name="P35" style:family="paragraph" style:parent-style-name="Text_20_body">
      <style:paragraph-properties fo:line-height="150%" fo:text-align="start" style:justify-single-word="false"/>
      <style:text-properties style:font-name="Ubuntu" fo:font-size="13pt" officeooo:rsid="002354c4" officeooo:paragraph-rsid="002354c4" style:font-size-asian="13pt" style:font-size-complex="13pt"/>
    </style:style>
    <style:style style:name="P36" style:family="paragraph" style:parent-style-name="Text_20_body">
      <style:paragraph-properties fo:line-height="150%" fo:text-align="start" style:justify-single-word="false"/>
      <style:text-properties style:font-name="Ubuntu" fo:font-size="13pt" officeooo:rsid="002354c4" officeooo:paragraph-rsid="00237b02" style:font-size-asian="13pt" style:font-size-complex="13pt"/>
    </style:style>
    <style:style style:name="P37" style:family="paragraph" style:parent-style-name="Text_20_body">
      <style:paragraph-properties fo:line-height="150%" fo:text-align="start" style:justify-single-word="false"/>
      <style:text-properties style:font-name="Ubuntu" fo:font-size="13pt" officeooo:rsid="002427e0" officeooo:paragraph-rsid="002427e0" style:font-size-asian="13pt" style:font-size-complex="13pt"/>
    </style:style>
    <style:style style:name="P38" style:family="paragraph" style:parent-style-name="Text_20_body">
      <style:paragraph-properties fo:line-height="150%"/>
      <style:text-properties style:font-name="Ubuntu" fo:font-size="13pt" fo:font-style="normal" fo:font-weight="normal" officeooo:rsid="00188682" officeooo:paragraph-rsid="00188682" style:font-size-asian="13pt" style:font-style-asian="normal" style:font-weight-asian="normal" style:font-size-complex="13pt" style:font-style-complex="normal" style:font-weight-complex="normal"/>
    </style:style>
    <style:style style:name="P39" style:family="paragraph" style:parent-style-name="Text_20_body">
      <style:paragraph-properties fo:line-height="150%" fo:text-align="start" style:justify-single-word="false"/>
      <style:text-properties style:font-name="Ubuntu" officeooo:rsid="001a425b" officeooo:paragraph-rsid="001a425b"/>
    </style:style>
    <style:style style:name="P40" style:family="paragraph" style:parent-style-name="Title">
      <style:paragraph-properties fo:line-height="150%"/>
      <style:text-properties style:font-name="Ubuntu"/>
    </style:style>
    <style:style style:name="T1" style:family="text">
      <style:text-properties officeooo:rsid="00159e98"/>
    </style:style>
    <style:style style:name="T2" style:family="text">
      <style:text-properties officeooo:rsid="0016c847"/>
    </style:style>
    <style:style style:name="T3" style:family="text">
      <style:text-properties fo:font-weight="normal" style:font-weight-asian="normal" style:font-weight-complex="normal"/>
    </style:style>
    <style:style style:name="T4" style:family="text">
      <style:text-properties fo:font-weight="normal" officeooo:rsid="001759c9" style:font-weight-asian="normal" style:font-weight-complex="normal"/>
    </style:style>
    <style:style style:name="T5" style:family="text">
      <style:text-properties fo:font-weight="normal" officeooo:rsid="00177e93" style:font-weight-asian="normal" style:font-weight-complex="normal"/>
    </style:style>
    <style:style style:name="T6" style:family="text">
      <style:text-properties officeooo:rsid="001759c9"/>
    </style:style>
    <style:style style:name="T7" style:family="text">
      <style:text-properties officeooo:rsid="00177e93"/>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77e93" style:font-style-asian="normal" style:font-weight-asian="normal" style:font-style-complex="normal" style:font-weight-complex="normal"/>
    </style:style>
    <style:style style:name="T11" style:family="text">
      <style:text-properties fo:font-style="normal" fo:font-weight="normal" officeooo:rsid="00188682" style:font-style-asian="normal" style:font-weight-asian="normal" style:font-style-complex="normal" style:font-weight-complex="normal"/>
    </style:style>
    <style:style style:name="T12" style:family="text">
      <style:text-properties fo:font-style="normal" fo:font-weight="normal" officeooo:rsid="001a425b" style:font-style-asian="normal" style:font-weight-asian="normal" style:font-style-complex="normal" style:font-weight-complex="normal"/>
    </style:style>
    <style:style style:name="T13" style:family="text">
      <style:text-properties fo:font-style="normal" fo:font-weight="normal" officeooo:rsid="001a4269" style:font-style-asian="normal" style:font-weight-asian="normal" style:font-style-complex="normal" style:font-weight-complex="normal"/>
    </style:style>
    <style:style style:name="T14" style:family="text">
      <style:text-properties fo:font-style="normal" fo:font-weight="normal" officeooo:rsid="001bc9e4" style:font-style-asian="normal" style:font-weight-asian="normal" style:font-style-complex="normal" style:font-weight-complex="normal"/>
    </style:style>
    <style:style style:name="T15" style:family="text">
      <style:text-properties fo:font-style="normal" fo:font-weight="normal" officeooo:rsid="001bfbab" style:font-style-asian="normal" style:font-weight-asian="normal" style:font-style-complex="normal" style:font-weight-complex="normal"/>
    </style:style>
    <style:style style:name="T16" style:family="text">
      <style:text-properties fo:font-style="normal" fo:font-weight="normal" officeooo:rsid="001dd1e9" style:font-style-asian="normal" style:font-weight-asian="normal" style:font-style-complex="normal" style:font-weight-complex="normal"/>
    </style:style>
    <style:style style:name="T17" style:family="text">
      <style:text-properties fo:font-style="normal" fo:font-weight="normal" officeooo:rsid="002071a7" style:font-style-asian="normal" style:font-weight-asian="normal" style:font-style-complex="normal" style:font-weight-complex="normal"/>
    </style:style>
    <style:style style:name="T18" style:family="text">
      <style:text-properties fo:font-style="normal" fo:font-weight="normal" officeooo:rsid="0021aa00" style:font-style-asian="normal" style:font-weight-asian="normal" style:font-style-complex="normal" style:font-weight-complex="normal"/>
    </style:style>
    <style:style style:name="T19" style:family="text">
      <style:text-properties fo:font-style="normal" fo:font-weight="normal" officeooo:rsid="002354c4" style:font-style-asian="normal" style:font-weight-asian="normal" style:font-style-complex="normal" style:font-weight-complex="normal"/>
    </style:style>
    <style:style style:name="T20" style:family="text">
      <style:text-properties fo:font-style="normal" fo:font-weight="normal" officeooo:rsid="00237b02" style:font-style-asian="normal" style:font-weight-asian="normal" style:font-style-complex="normal" style:font-weight-complex="normal"/>
    </style:style>
    <style:style style:name="T21" style:family="text">
      <style:text-properties fo:font-style="normal" fo:font-weight="normal" officeooo:rsid="002427e0"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eferencia Global</text:p>
      <text:p text:style-name="P2">Caracteres de referencia global são recursos pra especificar um ou mais diretorios do sistema de uma só vez, por exemplo caso queira especificar vários arquivos que tenham alguma coisa em comum, uma letra, o formato. </text:p>
      <text:p text:style-name="P3">A referencia global é extremamente util para a manipulação de arquivos, para copiar vários arquivos de uma pasta pra outra, para mover, apagar etc. <text:span text:style-name="T1">A referencia global é usada para pegar vários arquivos de uma vez e fazer varias ações com eles.</text:span></text:p>
      <text:p text:style-name="P4">Resumindo, é um recurso usado para especificar um ou mais arquivos ou diretorios do sistema de uma só vez, fazendo uma filtragem do que sera listado, copiado, movido, apagado etc.</text:p>
      <text:p text:style-name="P4">Lembrando que <text:s/>referencia global não é um comando em si, vamos usar a referencia junto com o comando.</text:p>
      <text:p text:style-name="P4"><text:span text:style-name="T2">A e</text:span>strutura do comando <text:span text:style-name="T2">é</text:span>: comando -parametro e argumento. <text:span text:style-name="T2">O caractere de refencia global sera usada no argumento</text:span></text:p>
      <text:p text:style-name="P4">___________________________________________________________________________</text:p>
      <text:h text:style-name="P1" text:outline-level="1">*</text:h>
      <text:p text:style-name="P22"><text:span text:style-name="T9">O asterisco substitui qualquer coisa na referencia global, </text:span><text:span text:style-name="T12">ou seja, substitui 1 ou mais letras</text:span></text:p>
      <text:p text:style-name="P7"><text:span text:style-name="T9">_________________________________</text:span></text:p>
      <text:p text:style-name="P17"><text:span text:style-name="T6">Para </text:span><text:span text:style-name="T7">selecionar e </text:span><text:span text:style-name="T6">listar arquivos ou diretorios que tem um formato especifico digite</text:span>:</text:p>
      <text:p text:style-name="P17">ls <text:span text:style-name="T3">caminho dos arquivos/*.formato</text:span></text:p>
      <text:p text:style-name="P18"><text:span text:style-name="T3">O asterisco ( * ) signfica que esta tendo uma referencia a um conjunto de caracteres, </text:span><text:span text:style-name="T4">ou seja, vai </text:span><text:span text:style-name="T5">selecionar e depois </text:span><text:span text:style-name="T4">listar todos os arquivos ou diretorios que te</text:span><text:span text:style-name="T5">rminam com </text:span><text:span text:style-name="T4">.</text:span><text:span text:style-name="T5">formato</text:span></text:p>
      <text:p text:style-name="P19"><text:soft-page-break/><text:span text:style-name="T3">Ex: todos os arquivos que estejam na pasta etc e que terminam com o formato .conf: ls /</text:span><text:span text:style-name="T9">etc/*.conf</text:span></text:p>
      <text:p text:style-name="P5"><text:span text:style-name="T9">_________________________________</text:span></text:p>
      <text:p text:style-name="P19"><text:span text:style-name="T9">Para selecionar e listar arquivos ou diretorios que tenham algum caractere / elemento especifico no meio digite:</text:span></text:p>
      <text:p text:style-name="P19"><text:span text:style-name="T9">ls caminho dos arquivos/*caractere ou elemento especifico*</text:span></text:p>
      <text:p text:style-name="P19"><text:span text:style-name="T9">No meio do nome em algum lugar tem um certo caractere ou elemento especifico, ou seja, vai listar todos os arquivos ou diretorios que contenham um elemento especifico no meio, se for um arquivo tambem vai mostrar o conteudo que esta dentro dele, mesmo que não tenha o tal elemento especifico.</text:span></text:p>
      <text:p text:style-name="P21"><text:span text:style-name="T9">Ex:</text:span><text:span text:style-name="T11"> arquivos que estejam na pasta etc e que <text:s/>tenham a letra x no meio: </text:span></text:p>
      <text:p text:style-name="P21"><text:span text:style-name="T11">ls /etc/*x*</text:span></text:p>
      <text:p text:style-name="P16"><text:span text:style-name="T9">_________________________________</text:span></text:p>
      <text:p text:style-name="P19"><text:span text:style-name="T9">Para selecionar e listar arquivos ou diretorios que comece com algum caractere ou elemento especifico digite:</text:span></text:p>
      <text:p text:style-name="P20"><text:span text:style-name="T9">ls caminho dos arquivos/</text:span><text:span text:style-name="T10">caractere ou elemento especifico*</text:span></text:p>
      <text:p text:style-name="P38">Ex: <text:s/>arquivos que estejam na pasta etc e que <text:s/>tenham a letra f no começo:</text:p>
      <text:p text:style-name="P38"><text:s/>ls /etc/f*</text:p>
      <text:p text:style-name="P6"><text:span text:style-name="T9">___________________________________________________________________________</text:span></text:p>
      <text:h text:style-name="P1" text:outline-level="1">?</text:h>
      <text:p text:style-name="P39">A interrogação faz referencia apenas a 1 letra, ou seja, substitui 1 letra só</text:p>
      <text:p text:style-name="P7"><text:span text:style-name="T9">_________________________________</text:span></text:p>
      <text:p text:style-name="P23"><text:span text:style-name="T9">Para selecionar e listar arquivos ou diretorios em que a primeira letra é desconhecida, mas a segunda e terceira é conhecida digite:</text:span></text:p>
      <text:p text:style-name="P23"><text:span text:style-name="T9">ls caminho dos arquivos/?letra1letra2*</text:span></text:p>
      <text:p text:style-name="P23"><text:soft-page-break/><text:span text:style-name="T9">Vai juntar o metodo do asterisco com o metodo da interrogação para preocurar arquivos que contenham a primeira letra desconhecida e a segund</text:span><text:span text:style-name="T13">a</text:span><text:span text:style-name="T9"> e terceira conhecida, </text:span><text:span text:style-name="T13">ou seja, arquivos que tenham ‘letra1’ e ‘letra2’ como segunda e terceira letra </text:span><text:span text:style-name="T14">e o resto não importa</text:span></text:p>
      <text:p text:style-name="P23"><text:span text:style-name="T9">Ex: arquivos que estejam na pasta etc e que tenham a primeira letra desconhecida mas a segunda letra é o ‘a’ e a terceira letra é o ‘s’, </text:span><text:span text:style-name="T13">ou seja, que tenham ‘as’ como segunda e terceira letra </text:span><text:span text:style-name="T14">e o resto não importa</text:span><text:span text:style-name="T9">:</text:span></text:p>
      <text:p text:style-name="P23"><text:span text:style-name="T9"><text:s/>ls /etc/?as*</text:span></text:p>
      <text:p text:style-name="P8"><text:span text:style-name="T9">___________________________________________________________________________</text:span></text:p>
      <text:h text:style-name="P1" text:outline-level="1">Faixa de caracteres</text:h>
      <text:p text:style-name="P24">As letras dentro dos colchetes [ ] são chamados de faixa de caractere, ou seja, vai começar de uma letra e ir até a outra, seguindo o alfabeto</text:p>
      <text:p text:style-name="P24">ex: [a-e] Vai da letra ‘a’ até a letra ‘e’ seguindo o alfabeto – [a b c d e], ou seja, qualquer letra entre ‘a’ e ‘e’ ou os próprios</text:p>
      <text:p text:style-name="P33"><text:span text:style-name="T15">L</text:span><text:span text:style-name="T9">embrando que tem diferença entre maiusculas e minusculas</text:span></text:p>
      <text:p text:style-name="P8"><text:span text:style-name="T9">_________________________________</text:span></text:p>
      <text:p text:style-name="P25"><text:span text:style-name="T9">Para selecionar e listar <text:s/></text:span><text:span text:style-name="T12">arquivos ou diretorios em que a primeira letra é </text:span><text:span text:style-name="T15">conhecida <text:s/>e a segunda letra pode ser varias digite:</text:span></text:p>
      <text:p text:style-name="P30"><text:span text:style-name="T9">ls caminho dos arquivos/letra1[deUmaLetra-atéOutra]*</text:span></text:p>
      <text:p text:style-name="P30"><text:span text:style-name="T9">Ex: arquivos que estejam na pasta etc e começam com a letra ‘f’ e a segunda </text:span><text:span text:style-name="T16">seja uma letra que</text:span><text:span text:style-name="T9"> va</text:span><text:span text:style-name="T16">ria</text:span><text:span text:style-name="T9"> de ‘a’ até ‘i’ (a, b, c , d, e, f, g, h, i):</text:span></text:p>
      <text:p text:style-name="P30"><text:span text:style-name="T9">ls /etc/f[a-i]*</text:span></text:p>
      <text:p text:style-name="P31"><text:span text:style-name="T9">Ex: <text:s/></text:span><text:span text:style-name="T15">arquivos que estejam na pasta etc e começam com a letra ‘</text:span><text:span text:style-name="T9">p’ e a </text:span><text:span text:style-name="T15">segunda </text:span><text:span text:style-name="T9">seja uma letra que</text:span><text:span text:style-name="T15"> va</text:span><text:span text:style-name="T9">ria</text:span><text:span text:style-name="T15"> de ‘a’ até ‘</text:span><text:span text:style-name="T9">c</text:span><text:span text:style-name="T15">’ </text:span><text:span text:style-name="T9">ou que seja especificamente a letra ‘e’:</text:span></text:p>
      <text:p text:style-name="P31"><text:span text:style-name="T9">ls /etc/p[a-c,e]*</text:span></text:p>
      <text:p text:style-name="P31"><text:span text:style-name="T9">Ex: </text:span><text:span text:style-name="T15">arquivos que estejam na pasta etc e começam com a letra ‘</text:span><text:span text:style-name="T9">p’ e a </text:span><text:span text:style-name="T15">segunda </text:span><text:span text:style-name="T9">seja a letra ‘a’ ou ‘c’:</text:span></text:p>
      <text:p text:style-name="P31"><text:soft-page-break/><text:span text:style-name="T9">ls /etc/p[a,c]*</text:span></text:p>
      <text:p text:style-name="P10"><text:span text:style-name="T9">_________________________________</text:span></text:p>
      <text:p text:style-name="P32"><text:span text:style-name="T9">O tracinho na faixa de caractere significa intervalo enquanto a virgula é um separador de grupos</text:span></text:p>
      <text:p text:style-name="P9"><text:span text:style-name="T9">_________________________________</text:span></text:p>
      <text:p text:style-name="P26"><text:span text:style-name="T9">Para selecionar e listar <text:s/></text:span><text:span text:style-name="T12">arquivos ou diretorios que </text:span><text:span text:style-name="T18">no meio</text:span><text:span text:style-name="T17"> do nome vai ter </text:span><text:span text:style-name="T18">uma letra entre alguma faixa de caractere digite:</text:span></text:p>
      <text:p text:style-name="P33"><text:span text:style-name="T9">ls caminho dos arquivos/*[letraComeço-letraFim]*</text:span></text:p>
      <text:p text:style-name="P33"><text:span text:style-name="T9">Ex: um arquivo que em qualquer posição do nome tenha as letras que estão entre ‘a’ e ‘d’ ou as próprias:</text:span></text:p>
      <text:p text:style-name="P33"><text:span text:style-name="T9">ls /etc/*[a-d]*</text:span></text:p>
      <text:p text:style-name="P11"><text:span text:style-name="T15">_________________________________</text:span></text:p>
      <text:p text:style-name="P33"><text:span text:style-name="T15">P</text:span><text:span text:style-name="T9">ara fazer a segunda letra ser uma vogal digite:</text:span></text:p>
      <text:p text:style-name="P33"><text:span text:style-name="T9">ls caminho do arquivo/?[a, e, i, o, u]*</text:span></text:p>
      <text:p text:style-name="P11"><text:span text:style-name="T15">___________________________________________________________________________</text:span></text:p>
      <text:h text:style-name="P1" text:outline-level="1"><text:span text:style-name="T15">P</text:span><text:span text:style-name="T9">adrões { }</text:span></text:h>
      <text:p text:style-name="P34"><text:span text:style-name="T9">A chave é usada para fazer referencia a padrões, padrões de caracteres (string)</text:span></text:p>
      <text:p text:style-name="P12"><text:span text:style-name="T15">_________________________________</text:span></text:p>
      <text:p text:style-name="P27"><text:span text:style-name="T15">Para selecionar e listar </text:span><text:span text:style-name="T12">arquivos ou diretorios que </text:span><text:span text:style-name="T19">tenham no começo do nome duas opções de conjuntos especificos de letras digite:</text:span></text:p>
      <text:p text:style-name="P35"><text:span text:style-name="T9">ls caminho dos arquivos/{letra1letra2,letra3letra4}*</text:span></text:p>
      <text:p text:style-name="P35"><text:span text:style-name="T9">Arquivos que começam com ‘letra1letra2’ ou ‘letra3letra4’ serão selecionados, ou seja, est</text:span><text:span text:style-name="T20">a</text:span><text:span text:style-name="T9"> buscando um padrão de caracteres</text:span></text:p>
      <text:p text:style-name="P35"><text:span text:style-name="T9">Ex: arquivos que estejam na pasta etc e que começem com ‘am’ ou com ‘ul’:</text:span></text:p>
      <text:p text:style-name="P35"><text:span text:style-name="T9">ls /etc/{am,ul}*</text:span></text:p>
      <text:p text:style-name="P13"><text:soft-page-break/><text:span text:style-name="T15">_________________________________</text:span></text:p>
      <text:p text:style-name="P28"><text:span text:style-name="T15">Para selecionar e listar </text:span><text:span text:style-name="T12">arquivos ou diretorios que </text:span><text:span text:style-name="T19">tenham no </text:span><text:span text:style-name="T20">fim</text:span><text:span text:style-name="T19"> do nome duas opções de conjuntos especificos de letras digite:</text:span></text:p>
      <text:p text:style-name="P36"><text:span text:style-name="T9">ls caminho dos arquivos/*{letra1letra2,letra3letra4}</text:span></text:p>
      <text:p text:style-name="P36"><text:span text:style-name="T9">Arquivos que </text:span><text:span text:style-name="T20">terminam</text:span><text:span text:style-name="T9"> com ‘letra1letra2’ ou ‘letra3letra4’ serão selecionados, ou seja, est</text:span><text:span text:style-name="T20">a</text:span><text:span text:style-name="T9"> buscando um padrão de caracteres</text:span></text:p>
      <text:p text:style-name="P36"><text:span text:style-name="T9">Ex: arquivos que estejam na pasta etc e que </text:span><text:span text:style-name="T20">terminam</text:span><text:span text:style-name="T9"> com ‘am’ ou com ‘ul’:</text:span></text:p>
      <text:p text:style-name="P36"><text:span text:style-name="T15">ls /etc/*{am,ul}</text:span></text:p>
      <text:p text:style-name="P14"><text:span text:style-name="T15">_________________________________</text:span></text:p>
      <text:p text:style-name="P28"><text:span text:style-name="T15">Para selecionar e listar </text:span><text:span text:style-name="T12">arquivos ou diretorios que </text:span><text:span text:style-name="T19">tenham </text:span><text:span text:style-name="T20">em qualquer lugar</text:span><text:span text:style-name="T19"> do nome duas opções de conjuntos especificos de letras digite:</text:span></text:p>
      <text:p text:style-name="P36"><text:span text:style-name="T9">ls caminho dos arquivos/*{letra1letra2,letra3letra4}*</text:span></text:p>
      <text:p text:style-name="P36"><text:span text:style-name="T9">Arquivos que </text:span><text:span text:style-name="T20">contenham em qualquer lugar do nome</text:span><text:span text:style-name="T9"> </text:span><text:span text:style-name="T20">os caracteres (letras)</text:span><text:span text:style-name="T9"> ‘letra1letra2’ ou ‘letra3letra4’ serão selecionados, ou seja, est</text:span><text:span text:style-name="T20">a</text:span><text:span text:style-name="T9"> buscando um padrão de caracteres</text:span></text:p>
      <text:p text:style-name="P36"><text:span text:style-name="T9">Ex: arquivos que estejam na pasta etc e que </text:span><text:span text:style-name="T20">contenham em qualquer lugar do nome os caracteres (letras)</text:span><text:span text:style-name="T9"> ‘am’ ou ‘ul’:</text:span></text:p>
      <text:p text:style-name="P36"><text:span text:style-name="T15">ls /etc/*{am,ul}*</text:span></text:p>
      <text:p text:style-name="P14"><text:span text:style-name="T15">_________________________________</text:span></text:p>
      <text:p text:style-name="P29"><text:span text:style-name="T15">Para selecionar e listar </text:span><text:span text:style-name="T12">arquivos ou diretorios </text:span><text:span text:style-name="T21">que tenham formatos diferentes digite:</text:span></text:p>
      <text:p text:style-name="P37"><text:span text:style-name="T9">ls caminho dos arquivos/*.{formato1,formato2,formato3}</text:span></text:p>
      <text:p text:style-name="P37"><text:span text:style-name="T9">Vai pegar todos os arquivos que possuem os “formatos” .formato1, .formato2 e .formato3</text:span></text:p>
      <text:p text:style-name="P37"><text:span text:style-name="T9">Ex: selecionar e listar arquivos que estejam na pasta etc e que possuem os formatos .jpg, .pdf e .odt:</text:span></text:p>
      <text:p text:style-name="P37"><text:span text:style-name="T9">ls /etc/*.{jpg,pdf,odt}</text:span></text:p>
      <text:p text:style-name="P15"><text:soft-page-break/><text:span text:style-name="T15">_________________________________</text:span></text:p>
      <text:p text:style-name="P15"><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4T05:05:01.707059425</meta:creation-date>
    <dc:date>2022-08-04T09:48:53.184228606</dc:date>
    <meta:editing-duration>PT1M46S</meta:editing-duration>
    <meta:editing-cycles>2</meta:editing-cycles>
    <meta:generator>LibreOffice/7.0.4.2$Linux_X86_64 LibreOffice_project/00$Build-2</meta:generator>
    <meta:document-statistic meta:table-count="0" meta:image-count="0" meta:object-count="0" meta:page-count="6" meta:paragraph-count="86" meta:word-count="1035" meta:character-count="6807" meta:non-whitespace-character-count="5845"/>
  </office:meta>
</office:document-meta>
</file>